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 officeooo:paragraph-rsid="000b60c7"/>
    </style:style>
    <style:style style:name="P9" style:family="paragraph" style:parent-style-name="Text_20_body">
      <style:text-properties officeooo:rsid="00146e3e" officeooo:paragraph-rsid="0015c8b2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1">
      <style:text-properties officeooo:rsid="0013712d" officeooo:paragraph-rsid="0013712d"/>
    </style:style>
    <style:style style:name="P24" style:family="paragraph" style:parent-style-name="Text_20_body" style:list-style-name="L1">
      <style:text-properties officeooo:rsid="0020f402" officeooo:paragraph-rsid="0020f402"/>
    </style:style>
    <style:style style:name="P25" style:family="paragraph" style:parent-style-name="Text_20_body" style:list-style-name="L2">
      <style:text-properties officeooo:rsid="0020f402" officeooo:paragraph-rsid="0020f402"/>
    </style:style>
    <style:style style:name="P26" style:family="paragraph" style:parent-style-name="Text_20_body" style:list-style-name="L3">
      <style:text-properties officeooo:rsid="0020f402" officeooo:paragraph-rsid="0020f402"/>
    </style:style>
    <style:style style:name="P27" style:family="paragraph" style:parent-style-name="Text_20_body" style:list-style-name="L3">
      <style:text-properties officeooo:rsid="0020f402" officeooo:paragraph-rsid="001eef4e"/>
    </style:style>
    <style:style style:name="P28" style:family="paragraph" style:parent-style-name="Text_20_body" style:list-style-name="L2">
      <style:text-properties officeooo:rsid="001eef4e" officeooo:paragraph-rsid="001eef4e"/>
    </style:style>
    <style:style style:name="P29" style:family="paragraph" style:parent-style-name="Text_20_body" style:list-style-name="L3">
      <style:text-properties officeooo:rsid="001eef4e" officeooo:paragraph-rsid="001eef4e"/>
    </style:style>
    <style:style style:name="T1" style:family="text">
      <style:text-properties fo:color="#999966"/>
    </style:style>
    <style:style style:name="T2" style:family="text">
      <style:text-properties fo:color="#999966" officeooo:rsid="002448f4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font-name="Calibri" fo:font-size="12pt" officeooo:rsid="0000a630" style:font-size-asian="12pt" style:font-size-complex="12pt"/>
    </style:style>
    <style:style style:name="T10" style:family="text">
      <style:text-properties officeooo:rsid="0000a630"/>
    </style:style>
    <style:style style:name="T11" style:family="text">
      <style:text-properties officeooo:rsid="0006c59a"/>
    </style:style>
    <style:style style:name="T12" style:family="text">
      <style:text-properties officeooo:rsid="0013712d"/>
    </style:style>
    <style:style style:name="T13" style:family="text">
      <style:text-properties officeooo:rsid="00191656"/>
    </style:style>
    <style:style style:name="T14" style:family="text">
      <style:text-properties officeooo:rsid="001b5363"/>
    </style:style>
    <style:style style:name="T15" style:family="text">
      <style:text-properties officeooo:rsid="001f3e4f"/>
    </style:style>
    <style:style style:name="T16" style:family="text">
      <style:text-properties officeooo:rsid="0020f402"/>
    </style:style>
    <style:style style:name="T17" style:family="text">
      <style:text-properties officeooo:rsid="0021afd3"/>
    </style:style>
    <style:style style:name="T18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" fo:font-size="24pt" fo:font-weight="bold" officeooo:rsid="0021afd3" style:font-size-asian="24pt" style:font-weight-asian="bold" style:font-size-complex="24pt" style:font-weight-complex="bold"/>
    </style:style>
    <style:style style:name="T20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T21" style:family="text">
      <style:text-properties style:font-name="Calibri1" fo:font-size="12pt" officeooo:rsid="001f3e4f"/>
    </style:style>
    <style:style style:name="T22" style:family="text">
      <style:text-properties style:font-name="Calibri1" fo:font-size="12pt" officeooo:rsid="0021afd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5" text:name="NumeroTema"/>
        <text:user-field-decl office:value-type="string" office:string-value="Ampliando Vue 2. Quasar, Firebase y Nux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20">U</text:span><text:span text:style-name="T19">D 15</text:span><text:span text:style-name="T18">.</text:span></text:p>
      <text:p text:style-name="P5"><text:user-field-get text:name="Tema">Ampliando Vue 2. Quasar, Firebase y Nuxt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5">201<text:span text:style-name="T17">9</text:span>/20<text:span text:style-name="T17">20</text:span></text:p>
      <text:p text:style-name="P14"><text:tab/><text:tab/><text:tab/><text:tab/><text:tab/><text:tab/><text:tab/><text:tab/><text:tab/><text:tab/>Versión:<text:date style:data-style-name="N104" text:date-value="2019-10-22T11:38:37.386110429">191022</text:date>.<text:time style:data-style-name="N105" text:time-value="2019-10-22T11:38:37.386350571">1138</text:time></text:p>
      <text:p text:style-name="P3"/>
      <text:p text:style-name="Standard"/>
      <text:p text:style-name="P18"/>
      <text:p text:style-name="P7">Licencia</text:p>
      <text:p text:style-name="Standard"/>
      <text:p text:style-name="P11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10"/>
      <text:p text:style-name="Notas_20_Informativas"><text:span text:style-name="T4"> </text:span>Atención</text:p>
      <text:p text:style-name="P10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9"/>
      <text:p text:style-name="Titulo">UD<text:user-field-get text:name="NumeroTema">15</text:user-field-get>. <text:user-field-get text:name="Tema">Ampliando Vue 2. Quasar, Firebase y Nuxt</text:user-field-get></text:p>
      <text:h text:style-name="P20" text:outline-level="1">Fecha<text:span text:style-name="T11">s</text:span></text:h>
      <text:p text:style-name="Text_20_body"><text:span text:style-name="T10">Desde</text:span> <text:span text:style-name="T17">03</text:span>/<text:span text:style-name="T15">02</text:span>/20<text:span text:style-name="T17">20</text:span> to <text:span text:style-name="T21">1</text:span><text:span text:style-name="T22">6</text:span>/<text:span text:style-name="T14">02</text:span>/20<text:span text:style-name="T17">20</text:span>. <text:span text:style-name="T10">La duración de la unidad es de 2 semanas (14 horas)</text:span>.</text:p>
      <text:h text:style-name="P20" text:outline-level="1">Conocimientos previos</text:h>
      <text:list xml:id="list3463526990" text:style-name="L1">
        <text:list-item>
          <text:p text:style-name="P21"><text:span text:style-name="T10">Uso básico de sistemas operativos</text:span>.</text:p>
        </text:list-item>
        <text:list-item>
          <text:p text:style-name="P21"><text:span text:style-name="T10">Conocimientos generales del uso de entornos de desarrollo</text:span>.</text:p>
        </text:list-item>
        <text:list-item>
          <text:p text:style-name="P22">Conocimientos básicos de HTML.</text:p>
        </text:list-item>
        <text:list-item>
          <text:p text:style-name="P23">Conocimientos básicos de Javascript.</text:p>
        </text:list-item>
        <text:list-item>
          <text:p text:style-name="P24">Conocimientos de Cordova y Electron</text:p>
        </text:list-item>
        <text:list-item>
          <text:p text:style-name="P24">Conocimientos de Vue</text:p>
        </text:list-item>
      </text:list>
      <text:h text:style-name="P20" text:outline-level="1">Objetivos</text:h>
      <text:list xml:id="list2180676115" text:style-name="L2">
        <text:list-item>
          <text:p text:style-name="P28"><text:span text:style-name="T16">Conocer el Framework Quasar</text:span>.</text:p>
        </text:list-item>
        <text:list-item>
          <text:p text:style-name="P25">Conocer Firebase y usarlo junto con Vue.</text:p>
        </text:list-item>
        <text:list-item>
          <text:p text:style-name="P25">Conocer Nuxt (Vue en entorno Servidor).</text:p>
        </text:list-item>
      </text:list>
      <text:h text:style-name="P20" text:outline-level="1">Contenidos</text:h>
      <text:list xml:id="list71746005" text:style-name="L3">
        <text:list-item>
          <text:p text:style-name="P26">Framework Quasar.</text:p>
        </text:list-item>
        <text:list-item>
          <text:p text:style-name="P29">Biblioteca <text:span text:style-name="T16">Vue con Firebase.</text:span></text:p>
        </text:list-item>
        <text:list-item>
          <text:p text:style-name="P27">Uso de Vue en entorno servidor (Nuxt).</text:p>
        </text:list-item>
      </text:list>
      <text:h text:style-name="P20" text:outline-level="1">Actividades</text:h>
      <text:p text:style-name="P9"><text:span text:style-name="T10">Es muy importante leer los apuntes y realizar los ejercicios. Los ejercicios de esta unidad no son evaluables, pero son base para la realización de actividades en las próximas unidades didácticas</text:span>.</text:p>
      <text:h text:style-name="P20" text:outline-level="1">Recomendaciones</text:h>
      <text:p text:style-name="P8">Es necesario acudir a las TC con los conceptos principales estudiados. <text:span text:style-name="T12">Es muy importante comprender los ejemplos básicos antes de intentar ejercicios no evalua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2448f4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5" text:name="NumeroTema"/>
          <text:user-field-decl office:value-type="string" office:string-value="Ampliando Vue 2. Quasar, Firebase y Nux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5</text:user-field-get></text:span><text:span text:style-name="MT1">. </text:span><text:span text:style-name="MT1"><text:user-field-get text:name="Tema">Ampliando Vue 2. Quasar, Firebase y Nuxt</text:user-field-get></text:span></text:p>
      </style:header>
      <style:footer>
        <text:user-field-decls>
          <text:user-field-decl office:value-type="string" office:string-value="15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18M5S</meta:editing-duration>
    <meta:editing-cycles>42</meta:editing-cycles>
    <meta:generator>LibreOffice/6.3.2.2$Linux_X86_64 LibreOffice_project/30$Build-2</meta:generator>
    <dc:title>Plantilla CEED</dc:title>
    <dc:date>2019-10-22T11:38:37.258154014</dc:date>
    <meta:print-date>2016-09-19T01:24:23.102000000</meta:print-date>
    <meta:document-statistic meta:table-count="0" meta:image-count="1" meta:object-count="0" meta:page-count="3" meta:paragraph-count="49" meta:word-count="300" meta:character-count="1897" meta:non-whitespace-character-count="1644"/>
    <meta:template xlink:type="simple" xlink:actuate="onRequest" xlink:title="Plantilla CEED" xlink:href="../../.config/libreoffice/4/user/template/Plantilla%20CEED.ott" meta:date="2016-09-15T13:17:11.020000000"/>
  </office:meta>
</office:document-meta>
</file>